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6pt" fo:font-weight="bold" officeooo:rsid="000338b1" officeooo:paragraph-rsid="000338b1" style:font-size-asian="14pt" style:font-weight-asian="bold" style:font-size-complex="16pt" style:font-weight-complex="bold"/>
    </style:style>
    <style:style style:name="P2" style:family="paragraph" style:parent-style-name="Text_20_body">
      <style:text-properties style:font-name="Liberation Sans" fo:font-size="16pt" fo:font-weight="bold" officeooo:rsid="00040df5" officeooo:paragraph-rsid="00040df5" style:font-size-asian="14pt" style:font-weight-asian="bold" style:font-size-complex="16pt" style:font-weight-complex="bold"/>
    </style:style>
    <style:style style:name="P3" style:family="paragraph" style:parent-style-name="Text_20_body">
      <style:text-properties style:font-name="Liberation Sans" fo:font-size="16pt" fo:font-weight="bold" officeooo:rsid="0004c72c" officeooo:paragraph-rsid="0004c72c" style:font-size-asian="14pt" style:font-weight-asian="bold" style:font-size-complex="16pt" style:font-weight-complex="bold"/>
    </style:style>
    <style:style style:name="P4" style:family="paragraph" style:parent-style-name="Text_20_body">
      <style:text-properties style:font-name="Liberation Sans" fo:font-size="16pt" officeooo:rsid="000682ba" officeooo:paragraph-rsid="000682ba" style:font-size-asian="14pt" style:font-size-complex="16pt"/>
    </style:style>
    <style:style style:name="P5" style:family="paragraph" style:parent-style-name="Text_20_body">
      <style:text-properties style:font-name="Liberation Sans" fo:font-size="16pt" officeooo:rsid="000338b1" officeooo:paragraph-rsid="000338b1" style:font-size-asian="14pt" style:font-size-complex="16pt"/>
    </style:style>
    <style:style style:name="P6" style:family="paragraph" style:parent-style-name="Text_20_body">
      <style:text-properties style:font-name="Liberation Sans" fo:font-size="16pt" officeooo:rsid="0009bf2b" officeooo:paragraph-rsid="0009bf2b" style:font-size-asian="14pt" style:font-size-complex="16pt"/>
    </style:style>
    <style:style style:name="P7" style:family="paragraph" style:parent-style-name="Text_20_body">
      <style:text-properties style:font-name="Liberation Sans" fo:font-size="16pt" fo:font-weight="normal" officeooo:rsid="00098aec" officeooo:paragraph-rsid="00098aec" style:font-size-asian="14pt" style:font-weight-asian="normal" style:font-size-complex="16pt" style:font-weight-complex="normal"/>
    </style:style>
    <style:style style:name="P8" style:family="paragraph" style:parent-style-name="Text_20_body">
      <style:text-properties style:font-name="Liberation Sans" fo:font-size="16pt" fo:font-weight="normal" officeooo:rsid="00040df5" officeooo:paragraph-rsid="00040df5" style:font-size-asian="14pt" style:font-weight-asian="normal" style:font-size-complex="16pt" style:font-weight-complex="normal"/>
    </style:style>
    <style:style style:name="P9" style:family="paragraph" style:parent-style-name="Text_20_body">
      <style:text-properties style:font-name="Liberation Sans" officeooo:paragraph-rsid="000338b1"/>
    </style:style>
    <style:style style:name="P10" style:family="paragraph" style:parent-style-name="Text_20_body">
      <style:text-properties style:font-name="Liberation Sans" officeooo:rsid="0004c72c" officeooo:paragraph-rsid="0004c72c"/>
    </style:style>
    <style:style style:name="P11" style:family="paragraph" style:parent-style-name="Text_20_body">
      <style:text-properties style:font-name="Liberation Sans" fo:font-weight="normal" officeooo:rsid="00040df5" officeooo:paragraph-rsid="0004c72c" style:font-weight-asian="normal" style:font-weight-complex="normal"/>
    </style:style>
    <style:style style:name="P12" style:family="paragraph" style:parent-style-name="Text_20_body">
      <style:text-properties style:font-name="Liberation Sans" fo:font-weight="normal" officeooo:rsid="00040df5" officeooo:paragraph-rsid="000598ba" style:font-weight-asian="normal" style:font-weight-complex="normal"/>
    </style:style>
    <style:style style:name="P13" style:family="paragraph" style:parent-style-name="Text_20_body">
      <style:text-properties style:font-name="Liberation Sans" officeooo:paragraph-rsid="000598ba"/>
    </style:style>
    <style:style style:name="P14" style:family="paragraph" style:parent-style-name="Text_20_body">
      <style:text-properties style:font-name="Liberation Sans" officeooo:rsid="000598ba" officeooo:paragraph-rsid="000598ba"/>
    </style:style>
    <style:style style:name="P15" style:family="paragraph" style:parent-style-name="Title">
      <style:text-properties style:font-name="Liberation Sans" officeooo:rsid="000338b1" officeooo:paragraph-rsid="000338b1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338b1" style:font-size-asian="14pt" style:font-size-complex="16pt"/>
    </style:style>
    <style:style style:name="T3" style:family="text">
      <style:text-properties fo:font-size="16pt" officeooo:rsid="000598ba" style:font-size-asian="14pt" style:font-size-complex="16pt"/>
    </style:style>
    <style:style style:name="T4" style:family="text">
      <style:text-properties fo:font-size="16pt" officeooo:rsid="0004c72c" style:font-size-asian="14pt" style:font-size-complex="16pt"/>
    </style:style>
    <style:style style:name="T5" style:family="text">
      <style:text-properties fo:font-size="16pt" fo:font-weight="normal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40df5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4c72c" style:font-size-asian="14pt" style:font-weight-asian="normal" style:font-size-complex="16pt" style:font-weight-complex="normal"/>
    </style:style>
    <style:style style:name="T8" style:family="text">
      <style:text-properties officeooo:rsid="000b7f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utonomous Plan</text:p>
      <text:p text:style-name="P15"/>
      <text:p text:style-name="P1">If in the middle </text:p>
      <text:p text:style-name="P9"><text:span text:style-name="T2">1. <text:s/></text:span><text:span text:style-name="T3">M</text:span><text:span text:style-name="T4">ove forward 1 second and move to the ball shoot and empty balls in the shoot.</text:span></text:p>
      <text:p text:style-name="P10"><text:span text:style-name="T1">2. </text:span><text:span text:style-name="T3">M</text:span><text:span text:style-name="T1">ove forwards and got to ball and pick up 2 balls then move to ball <text:s/>shoot.</text:span></text:p>
      <text:p text:style-name="P4">3. move down, empty the robot of balls in the shoot. Then move over the line.</text:p>
      <text:p text:style-name="P6">4. Go forwards and act as <text:span text:style-name="T8">defense.</text:span></text:p>
      <text:p text:style-name="P5"/>
      <text:p text:style-name="P2">If in the left</text:p>
      <text:p text:style-name="P11"><text:span text:style-name="T1">1. Wait 1 second and move forward 1 second then go then <text:s/>move to the </text:span><text:span text:style-name="T4">ball shoot and empty the 3 balls.</text:span></text:p>
      <text:p text:style-name="P12"><text:span text:style-name="T4">2. </text:span><text:span text:style-name="T3">M</text:span><text:span text:style-name="T4">ove forwards and got to ball and pick up 2 balls then move to ball shoot.</text:span></text:p>
      <text:p text:style-name="P7">3.</text:p>
      <text:p text:style-name="P8"/>
      <text:p text:style-name="P3">If in the right</text:p>
      <text:p text:style-name="P13"><text:span text:style-name="T3">1. </text:span><text:span text:style-name="T6">Wait 1 second and move forward 1 second then go then <text:s/>move to the </text:span><text:span text:style-name="T7">ball shoot and empty the 3 balls.</text:span></text:p>
      <text:p text:style-name="P14"><text:span text:style-name="T7">2. </text:span><text:span text:style-name="T5">M</text:span><text:span text:style-name="T7">ove forwards and got to ball and pick up 2 balls then move to ball shoo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15:08:59.983233592</meta:creation-date>
    <dc:date>2023-04-26T15:08:10.455293402</dc:date>
    <meta:editing-duration>PT1H19M4S</meta:editing-duration>
    <meta:editing-cycles>8</meta:editing-cycles>
    <meta:generator>LibreOffice/6.3.3.2$Linux_X86_64 LibreOffice_project/30$Build-2</meta:generator>
    <meta:document-statistic meta:table-count="0" meta:image-count="0" meta:object-count="0" meta:page-count="1" meta:paragraph-count="13" meta:word-count="150" meta:character-count="692" meta:non-whitespace-character-count="550"/>
  </office:meta>
</office:document-meta>
</file>